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margin-left="0cm" fo:margin-right="0cm" fo:margin-top="0.423cm" fo:margin-bottom="0.212cm" style:contextual-spacing="false" fo:line-height="125%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/>
    </style:style>
    <style:style style:name="P3" style:family="paragraph" style:parent-style-name="Text_20_body" style:list-style-name="L1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4" style:family="paragraph" style:parent-style-name="Text_20_body" style:list-style-name="L7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5" style:family="paragraph" style:parent-style-name="Text_20_body" style:list-style-name="L11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6" style:family="paragraph" style:parent-style-name="Text_20_body" style:list-style-name="L15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7" style:family="paragraph" style:parent-style-name="Text_20_body" style:list-style-name="L2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.635cm" fo:margin-right="0cm" fo:margin-top="0.053cm" fo:margin-bottom="0.053cm" style:contextual-spacing="false" fo:line-height="140%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.635cm" fo:margin-right="0cm" fo:margin-top="0.053cm" fo:margin-bottom="0.053cm" style:contextual-spacing="false" fo:line-height="140%" fo:text-indent="0cm" style:auto-text-indent="false" fo:padding="0cm" fo:border="none"/>
    </style:style>
    <style:style style:name="P10" style:family="paragraph" style:parent-style-name="Text_20_body" style:list-style-name="L5">
      <style:paragraph-properties fo:margin-left="0.635cm" fo:margin-right="0cm" fo:margin-top="0.053cm" fo:margin-bottom="0.053cm" style:contextual-spacing="false" fo:line-height="140%" fo:text-indent="0cm" style:auto-text-indent="false" fo:padding="0cm" fo:border="none"/>
    </style:style>
    <style:style style:name="P11" style:family="paragraph" style:parent-style-name="Text_20_body" style:list-style-name="L6">
      <style:paragraph-properties fo:margin-left="0.635cm" fo:margin-right="0cm" fo:margin-top="0.053cm" fo:margin-bottom="0.053cm" style:contextual-spacing="false" fo:line-height="140%" fo:text-indent="0cm" style:auto-text-indent="false" fo:padding="0cm" fo:border="none"/>
    </style:style>
    <style:style style:name="P12" style:family="paragraph" style:parent-style-name="Text_20_body" style:list-style-name="L23">
      <style:paragraph-properties fo:margin-left="0cm" fo:margin-right="0cm" fo:margin-top="0.053cm" fo:margin-bottom="0.053cm" style:contextual-spacing="false" fo:line-height="140%" fo:text-indent="0cm" style:auto-text-indent="false" fo:padding="0cm" fo:border="none"/>
    </style:style>
    <style:style style:name="P13" style:family="paragraph" style:parent-style-name="Text_20_body" style:list-style-name="L27">
      <style:paragraph-properties fo:margin-left="0cm" fo:margin-right="0cm" fo:margin-top="0.053cm" fo:margin-bottom="0.053cm" style:contextual-spacing="false" fo:line-height="140%" fo:text-indent="0cm" style:auto-text-indent="false" fo:padding="0cm" fo:border="none"/>
    </style:style>
    <style:style style:name="P14" style:family="paragraph" style:parent-style-name="Text_20_body" style:list-style-name="L34">
      <style:paragraph-properties fo:margin-left="0cm" fo:margin-right="0cm" fo:margin-top="0.053cm" fo:margin-bottom="0.053cm" style:contextual-spacing="false" fo:line-height="140%" fo:text-indent="0cm" style:auto-text-indent="false" fo:padding="0cm" fo:border="none"/>
    </style:style>
    <style:style style:name="P15" style:family="paragraph" style:parent-style-name="Text_20_body" style:list-style-name="L39">
      <style:paragraph-properties fo:margin-left="0cm" fo:margin-right="0cm" fo:margin-top="0.053cm" fo:margin-bottom="0.053cm" style:contextual-spacing="false" fo:line-height="140%" fo:text-indent="0cm" style:auto-text-indent="false" fo:padding="0cm" fo:border="none"/>
    </style:style>
    <style:style style:name="P16" style:family="paragraph" style:parent-style-name="Text_20_body" style:list-style-name="L8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18" style:family="paragraph" style:parent-style-name="Text_20_body" style:list-style-name="L10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19" style:family="paragraph" style:parent-style-name="Text_20_body" style:list-style-name="L12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20" style:family="paragraph" style:parent-style-name="Text_20_body" style:list-style-name="L13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21" style:family="paragraph" style:parent-style-name="Text_20_body" style:list-style-name="L14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22" style:family="paragraph" style:parent-style-name="Text_20_body" style:list-style-name="L16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23" style:family="paragraph" style:parent-style-name="Text_20_body" style:list-style-name="L17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24" style:family="paragraph" style:parent-style-name="Text_20_body" style:list-style-name="L18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25" style:family="paragraph" style:parent-style-name="Text_20_body" style:list-style-name="L19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6" style:family="paragraph" style:parent-style-name="Text_20_body" style:list-style-name="L20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7" style:family="paragraph" style:parent-style-name="Text_20_body" style:list-style-name="L21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8" style:family="paragraph" style:parent-style-name="Text_20_body" style:list-style-name="L22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9" style:family="paragraph" style:parent-style-name="Text_20_body" style:list-style-name="L24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0" style:family="paragraph" style:parent-style-name="Text_20_body" style:list-style-name="L25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1" style:family="paragraph" style:parent-style-name="Text_20_body" style:list-style-name="L26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2" style:family="paragraph" style:parent-style-name="Text_20_body" style:list-style-name="L28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3" style:family="paragraph" style:parent-style-name="Text_20_body" style:list-style-name="L29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4" style:family="paragraph" style:parent-style-name="Text_20_body" style:list-style-name="L30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5" style:family="paragraph" style:parent-style-name="Text_20_body" style:list-style-name="L31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6" style:family="paragraph" style:parent-style-name="Text_20_body" style:list-style-name="L32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7" style:family="paragraph" style:parent-style-name="Text_20_body" style:list-style-name="L33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8" style:family="paragraph" style:parent-style-name="Text_20_body" style:list-style-name="L35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9" style:family="paragraph" style:parent-style-name="Text_20_body" style:list-style-name="L36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40" style:family="paragraph" style:parent-style-name="Text_20_body" style:list-style-name="L37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41" style:family="paragraph" style:parent-style-name="Text_20_body" style:list-style-name="L38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42" style:family="paragraph" style:parent-style-name="Text_20_body" style:list-style-name="L40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Droid Sans Mono" loext:padding="0cm" loext:border="none"/>
    </style:style>
    <style:style style:name="T3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📄 <text:span text:style-name="T1">Proje Durum ve Tasarım Belgesi </text:span></text:h>
      <text:h text:style-name="P1" text:outline-level="4">1. PROJENİN SAĞLADIĞI GEREKSİNİMLER</text:h>
      <text:p text:style-name="P2">Fonksiyonel Gereksinimler</text:p>
      <text:list text:style-name="L1">
        <text:list-item text:start-value="1">
          <text:p text:style-name="P3">OCPP-CAN Köprü Fonksiyonu:</text:p>
        </text:list-item>
      </text:list>
      <text:list text:style-name="L2">
        <text:list-item>
          <text:p text:style-name="P7">OCPP 1.6 → CAN-Bus frame dönüşümü</text:p>
        </text:list-item>
      </text:list>
      <text:list text:style-name="L3">
        <text:list-item>
          <text:p text:style-name="P8"><text:span text:style-name="T2">RemoteStartTransaction</text:span> → CAN ID 0x200</text:p>
        </text:list-item>
      </text:list>
      <text:list text:style-name="L4">
        <text:list-item>
          <text:p text:style-name="P9"><text:span text:style-name="T2">RemoteStopTransaction</text:span> → CAN ID 0x201</text:p>
        </text:list-item>
      </text:list>
      <text:list text:style-name="L5">
        <text:list-item>
          <text:p text:style-name="P10"><text:span text:style-name="T2">SetChargingProfile</text:span> → CAN ID 0x210</text:p>
        </text:list-item>
      </text:list>
      <text:list text:style-name="L6">
        <text:list-item>
          <text:p text:style-name="P11"><text:span text:style-name="T2">MeterValues</text:span> → CAN ID 0x300</text:p>
        </text:list-item>
      </text:list>
      <text:list text:style-name="L7">
        <text:list-item text:start-value="2">
          <text:p text:style-name="P4">Blockchain Kayıt Sistemi:</text:p>
        </text:list-item>
      </text:list>
      <text:list text:style-name="L8">
        <text:list-item>
          <text:p text:style-name="P16">Tüm OCPP komutları ve CAN frame'leri blockchain’e kaydedilir.</text:p>
        </text:list-item>
      </text:list>
      <text:list text:style-name="L9">
        <text:list-item>
          <text:p text:style-name="P17">SHA-256 hash zinciri ve ECDSA dijital imza.</text:p>
        </text:list-item>
      </text:list>
      <text:list text:style-name="L10">
        <text:list-item>
          <text:p text:style-name="P18">Değiştirilemez, <text:span text:style-name="T3">tamper-evident</text:span> (müdahale kanıtlı) kayıt sistemi.</text:p>
        </text:list-item>
      </text:list>
      <text:list text:style-name="L11">
        <text:list-item text:start-value="3">
          <text:p text:style-name="P5">Saldırı Tespit Sistemi (IDS):</text:p>
        </text:list-item>
      </text:list>
      <text:list text:style-name="L12">
        <text:list-item>
          <text:p text:style-name="P19"><text:span text:style-name="T1">9 özgün anomali senaryosu</text:span> (MitM, DoS, Sampling, Fail-Open, Ransomware, Latency, Replay, Entropy, Poisoning).</text:p>
        </text:list-item>
      </text:list>
      <text:list text:style-name="L13">
        <text:list-item>
          <text:p text:style-name="P20">Hibrit Yapı: <text:span text:style-name="T1">15+ kural tabanlı kural</text:span> ve <text:span text:style-name="T1">ML tabanlı (Isolation Forest)</text:span> tespit motoru.</text:p>
        </text:list-item>
      </text:list>
      <text:list text:style-name="L14">
        <text:list-item>
          <text:p text:style-name="P21">Gerçek zamanlı alert üretimi ve blok zinciri entegrasyonu.</text:p>
        </text:list-item>
      </text:list>
      <text:list text:style-name="L15">
        <text:list-item text:start-value="4">
          <text:p text:style-name="P6">Gerçek Zamanlı İzleme &amp; Görselleştirme:</text:p>
        </text:list-item>
      </text:list>
      <text:list text:style-name="L16">
        <text:list-item>
          <text:p text:style-name="P22">Kullanıcı dostu Web Dashboard (Streamlit).</text:p>
        </text:list-item>
      </text:list>
      <text:list text:style-name="L17">
        <text:list-item>
          <text:p text:style-name="P23">Canlı trafik analizi ve saldırı önleme açıklamaları.</text:p>
        </text:list-item>
      </text:list>
      <text:list text:style-name="L18">
        <text:list-item>
          <text:p text:style-name="P24">Otomatik yenileme ve asenkron veri akışı.</text:p>
        </text:list-item>
      </text:list>
      <text:p text:style-name="P2">Fonksiyonel Olmayan Gereksinimler</text:p>
      <text:list text:style-name="L19">
        <text:list-item>
          <text:p text:style-name="P25"><text:span text:style-name="T1">Performans:</text:span> Alert tespit ve blok zinciri kaydı &lt; 100ms.</text:p>
        </text:list-item>
      </text:list>
      <text:list text:style-name="L20">
        <text:list-item>
          <text:p text:style-name="P26"><text:span text:style-name="T1">Güvenilirlik:</text:span> Kesintisiz veri akışı ve asenkron hata yönetimi.</text:p>
        </text:list-item>
      </text:list>
      <text:list text:style-name="L21">
        <text:list-item>
          <text:p text:style-name="P27"><text:span text:style-name="T1">Güvenlik:</text:span> ECDSA SECP256k1 ile kriptografik doğrulama.</text:p>
        </text:list-item>
      </text:list>
      <text:list text:style-name="L22">
        <text:list-item>
          <text:p text:style-name="P28"><text:span text:style-name="T1">Taşınabilirlik:</text:span> Linux (vcan desteğiyle tam), Dockerize edilebilir yapı.</text:p>
        </text:list-item>
      </text:list>
      <text:h text:style-name="P1" text:outline-level="4">2. ELE ALINAN YAZILIM MÜHENDİSLİĞİ SORUNLARI</text:h>
      <text:list text:style-name="L23">
        <text:list-item text:start-value="1">
          <text:p text:style-name="P12"><text:span text:style-name="T1">Protokol Köprüleme:</text:span> OCPP (IT dünyası) ile CAN-Bus (Otomotiv dünyası) arasındaki veri uyumsuzluğu <text:span text:style-name="T2">OCPPtoCANMapper</text:span> ile çözüldü.</text:p>
        </text:list-item>
      </text:list>
      <text:list text:style-name="L24">
        <text:list-item text:start-value="2">
          <text:p text:style-name="P29"><text:span text:style-name="T1">Veri Bütünlüğü:</text:span> Kritik şarj verilerinin manipülasyonu blockchain ve dijital imzalarla engellendi.</text:p>
        </text:list-item>
      </text:list>
      <text:list text:style-name="L25">
        <text:list-item text:start-value="3">
          <text:p text:style-name="P30"><text:span text:style-name="T1">Hibrit Tespit:</text:span> Bilinen saldırılar kurallarla, bilinmeyen (0-day) saldırılar ML ile yakalanarak <text:span text:style-name="T3">Defense-in-Depth</text:span> sağlandı.</text:p>
        </text:list-item>
      </text:list>
      <text:list text:style-name="L26">
        <text:list-item text:start-value="4">
          <text:p text:style-name="P31"><text:soft-page-break/><text:span text:style-name="T1">UX/Görünürlük:</text:span> Karmaşık güvenlik verileri, herkesin anlayabileceği "Sistem Nasıl Önledi?" panelleriyle dashboard'a aktarıldı.</text:p>
        </text:list-item>
      </text:list>
      <text:h text:style-name="P1" text:outline-level="4">3. ARAYÜZ VE HİZMETLER</text:h>
      <text:list text:style-name="L27">
        <text:list-item>
          <text:p text:style-name="P13"><text:span text:style-name="T1">Web Dashboard:</text:span> <text:span text:style-name="T2">http://localhost:8501</text:span> (Gerçek zamanlı metrikler ve saldırı simülasyon sonuçları).</text:p>
        </text:list-item>
      </text:list>
      <text:list text:style-name="L28">
        <text:list-item>
          <text:p text:style-name="P32"><text:span text:style-name="T1">Attack Simulator:</text:span> 9 senaryoyu tek tıkla veya CLI üzerinden test etme imkanı.</text:p>
        </text:list-item>
      </text:list>
      <text:h text:style-name="P1" text:outline-level="4">4. PROJE MİMARİSİ</text:h>
      <text:list text:style-name="L29">
        <text:list-item>
          <text:p text:style-name="P33"><text:span text:style-name="T1">Presentation:</text:span> Streamlit Dashboard</text:p>
        </text:list-item>
      </text:list>
      <text:list text:style-name="L30">
        <text:list-item>
          <text:p text:style-name="P34"><text:span text:style-name="T1">Application:</text:span> FastAPI API Server</text:p>
        </text:list-item>
      </text:list>
      <text:list text:style-name="L31">
        <text:list-item>
          <text:p text:style-name="P35"><text:span text:style-name="T1">Business Logic:</text:span> Secure Bridge Service</text:p>
        </text:list-item>
      </text:list>
      <text:list text:style-name="L32">
        <text:list-item>
          <text:p text:style-name="P36"><text:span text:style-name="T1">Security:</text:span> Blockchain &amp; Hybrid IDS</text:p>
        </text:list-item>
      </text:list>
      <text:list text:style-name="L33">
        <text:list-item>
          <text:p text:style-name="P37"><text:span text:style-name="T1">Data:</text:span> Virtual CAN-Bus (vcan0)</text:p>
        </text:list-item>
      </text:list>
      <text:h text:style-name="P1" text:outline-level="4">5. BAŞKA PROJELERDEN YARARLANMA &amp; ÖZGÜN KATKILAR</text:h>
      <text:list text:style-name="L34">
        <text:list-item>
          <text:p text:style-name="P14"><text:span text:style-name="T1">Yararlanılan:</text:span> <text:span text:style-name="T2">python-ocpp</text:span>, <text:span text:style-name="T2">python-can</text:span>, <text:span text:style-name="T2">scikit-learn</text:span>, <text:span text:style-name="T2">fastapi</text:span>.</text:p>
        </text:list-item>
      </text:list>
      <text:list text:style-name="L35">
        <text:list-item>
          <text:p text:style-name="P38"><text:span text:style-name="T1">Özgün Katkılar:</text:span> Hibrit IDS mimarisi, OCPP-Blockchain entegrasyonu, 9 spesifik siber saldırı senaryosunun simülasyonu ve önleme mekanizması.</text:p>
        </text:list-item>
      </text:list>
      <text:h text:style-name="P1" text:outline-level="4">6. DURUM RAPORU VE İSTATİSTİKLER</text:h>
      <text:list text:style-name="L36">
        <text:list-item>
          <text:p text:style-name="P39"><text:span text:style-name="T1">Durum:</text:span> <text:span text:style-name="T1">%95 Tamamlandı</text:span> (Tüm senaryolar test edildi ve entegre edildi).</text:p>
        </text:list-item>
      </text:list>
      <text:list text:style-name="L37">
        <text:list-item>
          <text:p text:style-name="P40"><text:span text:style-name="T1">Kod İstatistikleri:</text:span> ~6,500 satır kod, 24 modül, 9 kapsamlı test senaryosu.</text:p>
        </text:list-item>
      </text:list>
      <text:list text:style-name="L38">
        <text:list-item>
          <text:p text:style-name="P41"><text:span text:style-name="T1">Platform:</text:span> GitHub</text:p>
        </text:list-item>
      </text:list>
      <text:list text:style-name="L39">
        <text:list-item>
          <text:p text:style-name="P15"><text:span text:style-name="T1">Güncel Branch:</text:span> <text:span text:style-name="T2">ML-olan-version</text:span></text:p>
        </text:list-item>
      </text:list>
      <text:list text:style-name="L40">
        <text:list-item>
          <text:p text:style-name="P42"><text:span text:style-name="T1">Ekip:</text:span> 11 Kişi 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10:02:59.241863782</meta:creation-date>
    <dc:date>2025-12-25T10:03:59.206164457</dc:date>
    <meta:editing-duration>PT1M</meta:editing-duration>
    <meta:editing-cycles>1</meta:editing-cycles>
    <meta:document-statistic meta:table-count="0" meta:image-count="0" meta:object-count="0" meta:page-count="2" meta:paragraph-count="49" meta:word-count="369" meta:character-count="2621" meta:non-whitespace-character-count="2339"/>
    <meta:generator>LibreOffice/24.2.7.2$Linux_X86_64 LibreOffice_project/420$Build-2</meta:generator>
  </office:meta>
</office:document-meta>
</file>